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Kantipur1" svg:font-family="Kantipur"/>
    <style:font-face style:name="Palatino1" svg:font-family="Palatino"/>
    <style:font-face style:name="Palatino" svg:font-family="Palatino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Helvetica" svg:font-family="Helvetica" style:font-family-generic="swiss"/>
    <style:font-face style:name="Lucidasans" svg:font-family="Lucidasans" style:font-family-generic="swiss"/>
    <style:font-face style:name="AlArabiya" svg:font-family="AlArabiya" style:font-pitch="variable"/>
    <style:font-face style:name="HG Mincho Light J" svg:font-family="'HG Mincho Light J', msmincho" style:font-pitch="variable"/>
    <style:font-face style:name="Himalb" svg:font-family="Himalb" style:font-pitch="variable"/>
    <style:font-face style:name="Himalb1" svg:font-family="Himalb" style:font-adornments="Normal" style:font-pitch="variable"/>
    <style:font-face style:name="Kanchan1" svg:font-family="Kanchan" style:font-pitch="variable"/>
    <style:font-face style:name="Kanchan" svg:font-family="Kanchan" style:font-adornments="Normal" style:font-pitch="variable"/>
    <style:font-face style:name="Kantipur" svg:font-family="Kantipur" style:font-pitch="variable"/>
    <style:font-face style:name="Kantipur2" svg:font-family="Kantipur" style:font-adornments="Normal" style:font-pitch="variable"/>
    <style:font-face style:name="Nepali" svg:font-family="Nepali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font-size="24pt"/>
    </style:style>
    <style:style style:name="P3" style:family="paragraph" style:parent-style-name="Text_20_body">
      <style:paragraph-properties style:writing-mode="lr-tb"/>
      <style:text-properties style:font-name="Arial Narrow" fo:language="da" fo:country="DK" style:font-name-complex="Arial Narrow"/>
    </style:style>
    <style:style style:name="P4" style:family="paragraph" style:parent-style-name="Text_20_body">
      <style:paragraph-properties style:writing-mode="lr-tb"/>
      <style:text-properties fo:font-style="normal" fo:font-weight="normal"/>
    </style:style>
    <style:style style:name="P5" style:family="paragraph" style:parent-style-name="Text_20_body">
      <style:paragraph-properties fo:margin-left="1.27cm" fo:margin-right="0cm" fo:margin-top="0cm" fo:margin-bottom="0cm" fo:text-indent="-0.635cm" style:auto-text-indent="false" style:writing-mode="lr-tb">
        <style:tab-stops/>
      </style:paragraph-properties>
    </style:style>
    <style:style style:name="P6" style:family="paragraph" style:parent-style-name="Text_20_body">
      <style:paragraph-properties fo:margin-left="1.27cm" fo:margin-right="0cm" fo:margin-top="0cm" fo:margin-bottom="0cm" fo:text-indent="-0.635cm" style:auto-text-indent="false" style:writing-mode="lr-tb">
        <style:tab-stops/>
      </style:paragraph-properties>
      <style:text-properties fo:font-size="24pt" style:font-size-complex="24pt"/>
    </style:style>
    <style:style style:name="P7" style:family="paragraph" style:parent-style-name="List_20_2_20_Start">
      <style:text-properties style:font-name="Arial"/>
    </style:style>
    <style:style style:name="P8" style:family="paragraph" style:parent-style-name="Text_20_body">
      <style:text-properties style:font-name="Preeti1"/>
    </style:style>
    <style:style style:name="P9" style:family="paragraph" style:parent-style-name="Text_20_body">
      <style:text-properties style:font-name="Himalb"/>
    </style:style>
    <style:style style:name="P10" style:family="paragraph" style:parent-style-name="Text_20_body">
      <style:text-properties style:font-name="Kantipur"/>
    </style:style>
    <style:style style:name="P11" style:family="paragraph" style:parent-style-name="Text_20_body">
      <style:text-properties style:font-name="Kanchan1"/>
    </style:style>
    <style:style style:name="P12" style:family="paragraph" style:parent-style-name="Text_20_body">
      <style:text-properties style:font-name="Nepali"/>
    </style:style>
    <style:style style:name="P13" style:family="paragraph" style:parent-style-name="Heading_20_2" style:master-page-name="Standard">
      <style:paragraph-properties style:page-number="auto"/>
    </style:style>
    <style:style style:name="T1" style:family="text">
      <style:text-properties style:font-name="Kantipur1" fo:language="da" fo:country="DK" style:font-name-complex="Kantipur1"/>
    </style:style>
    <style:style style:name="T2" style:family="text">
      <style:text-properties style:font-name="Kantipur1" fo:language="da" fo:country="DK" fo:font-weight="bold" style:font-name-complex="Kantipur1" style:font-weight-complex="bold"/>
    </style:style>
    <style:style style:name="T3" style:family="text">
      <style:text-properties style:font-name="Kantipur1" fo:language="da" fo:country="DK" fo:font-style="italic" style:font-name-complex="Kantipur1" style:font-style-complex="italic"/>
    </style:style>
    <style:style style:name="T4" style:family="text">
      <style:text-properties style:font-name="Arial Narrow" fo:language="da" fo:country="DK" style:font-name-complex="Arial Narrow"/>
    </style:style>
    <style:style style:name="T5" style:family="text">
      <style:text-properties style:font-name="Arial Narrow" fo:language="da" fo:country="DK" fo:font-weight="bold" style:font-name-complex="Arial Narrow" style:font-weight-complex="bold"/>
    </style:style>
    <style:style style:name="T6" style:family="text">
      <style:text-properties style:font-name="Arial Narrow" fo:language="da" fo:country="DK" fo:font-style="italic" style:font-name-complex="Arial Narrow" style:font-style-complex="italic"/>
    </style:style>
    <style:style style:name="T7" style:family="text">
      <style:text-properties style:font-name="Arial Narrow" fo:font-size="28pt" fo:language="da" fo:country="DK" style:font-size-asian="28pt" style:font-name-complex="Arial Narrow" style:font-size-complex="28pt"/>
    </style:style>
    <style:style style:name="T8" style:family="text">
      <style:text-properties style:font-name="Arial1" fo:language="da" fo:country="DK" style:font-name-complex="Arial1"/>
    </style:style>
    <style:style style:name="T9" style:family="text">
      <style:text-properties style:font-name="Preeti1" fo:language="da" fo:country="DK" style:font-name-complex="Kantipur1"/>
    </style:style>
    <style:style style:name="T10" style:family="text">
      <style:text-properties style:font-name="Preeti1" fo:language="da" fo:country="DK" fo:font-weight="bold" style:font-weight-asian="bold" style:font-name-complex="Kantipur1" style:font-weight-complex="bold"/>
    </style:style>
    <style:style style:name="T11" style:family="text">
      <style:text-properties style:font-name="Times New Roman" fo:language="da" fo:country="DK" style:font-name-complex="Arial Narrow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Kantipur"/>
    </style:style>
    <style:style style:name="T15" style:family="text">
      <style:text-properties style:font-name="Kantipur" fo:font-style="italic" style:font-style-asian="italic" style:font-style-complex="italic"/>
    </style:style>
    <style:style style:name="T16" style:family="text">
      <style:text-properties style:font-name="Kantipur" fo:font-style="normal" style:font-style-asian="normal" style:font-style-complex="normal"/>
    </style:style>
    <style:style style:name="T17" style:family="text">
      <style:text-properties style:font-name="Ari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AlArabiy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Ne konvertu 2</text:h>
      <text:p text:style-name="Standard">NNN1 Jen teksto kun normala tipografio: xxxxx1x</text:p>
      <text:p text:style-name="Text_20_body">NNN2 Jen teksto kun normala derivita tipografio: xxxxx2x</text:p>
      <text:p text:style-name="P7">NNN3 Jen teksto kun ne-unikoda tipografio sed en Arial: xxxxx3x</text:p>
      <text:p text:style-name="Text_20_body">NNN4 Jen teksto kun normala derivita tipografio kaj NepaliTegnTypografi2, sed in Arial: <text:span text:style-name="NepaliTegnTypografi2"><text:span text:style-name="T17">xxxxx4x</text:span></text:span></text:p>
      <text:p text:style-name="Text_20_body">NNN5 Jen teksto kun ne-unikoda tipografio, sed en Arial:</text:p>
      <text:p text:style-name="P7">xxxxx5x</text:p>
      <text:p text:style-name="Text_20_body"/>
      <text:p text:style-name="Text_20_body">NNN6 Jen teksto kun ne-unikoda tipografio, sed en Arial:</text:p>
      <text:p text:style-name="P7"><text:span text:style-name="T20">xx</text:span><text:span text:style-name="T21">xx</text:span><text:span text:style-name="T18">x6x</text:span></text:p>
      <text:p text:style-name="Text_20_body"/>
      <text:h text:style-name="Heading_20_2" text:outline-level="2">Konvertu</text:h>
      <text:p text:style-name="Standard">KKK1 Jen teksto kun normala tipografio sed en Kantipur: <text:span text:style-name="T14">yyyyy7y</text:span></text:p>
      <text:p text:style-name="Text_20_body">KKK2 Jen teksto kun normala derivita tipografio kaj NepaliTegnTypografi2 - Preeti: <text:span text:style-name="NepaliTegnTypografi">yyyyy8y</text:span></text:p>
      <text:p text:style-name="Text_20_body">KKK3 Jen teksto kun normala derivita tipografio kaj NepaliTegnTypografi2 - Preeti: <text:span text:style-name="NepaliTegnTypografi2">yyyyyy9y</text:span></text:p>
      <text:p text:style-name="Text_20_body">KKK4 Jen teksto kun normala derivita tipografio kaj NepaliTegnTypografi2, sed in Arial: <text:span text:style-name="NepaliTegnTypografi2"><text:span text:style-name="T19">yyyyy1+y</text:span></text:span></text:p>
      <text:p text:style-name="Text_20_body">KKK5 Jen teksto kun normala derivita tipografio kaj NepaliTegnTypografi2, sed in Kantipur: <text:span text:style-name="NepaliTegnTypografi2"><text:span text:style-name="T14">yyyyyy11y</text:span></text:span></text:p>
      <text:p text:style-name="Text_20_body"/>
      <text:p text:style-name="Text_20_body">KKK6 Jen teksto kun ne-unikoda tipografio (Kanchan, ne estas Himal!):</text:p>
      <text:p text:style-name="List_20_2_20_Start">yyyyy12y</text:p>
      <text:p text:style-name="Text_20_body"/>
      <text:p text:style-name="Text_20_body">KKK7 Jen teksto kun ne-unikoda tipografio (Kanchan, ne estas Himal!):</text:p>
      <text:p text:style-name="List_20_2_20_Start"><text:span text:style-name="T20">yy</text:span><text:span text:style-name="T21">yy</text:span><text:span text:style-name="T18">y13y</text:span></text:p>
      <text:p text:style-name="Text_20_body"/>
      <text:p text:style-name="Text_20_body">KKK8 Jen teksto kun ne-unikoda tipografio kaj NepaliTegnTypografi2 (Preeti):</text:p>
      <text:p text:style-name="List_20_2_20_Start"><text:span text:style-name="NepaliTegnTypografi2">yyyy</text:span><text:span text:style-name="NepaliTegnTypografi2"><text:span text:style-name="T18">yy14y</text:span></text:span></text:p>
      <text:p text:style-name="Text_20_body">KKK9 Jen teksto kun ne-unikoda tipografio kaj NepaliTegnTypografi2, sed in Kantipur:</text:p>
      <text:p text:style-name="List_20_2_20_Start"><text:span text:style-name="NepaliTegnTypografi2"><text:span text:style-name="T16">yyy</text:span></text:span><text:span text:style-name="NepaliTegnTypografi2"><text:span text:style-name="T14">y</text:span></text:span><text:span text:style-name="NepaliTegnTypografi2"><text:span text:style-name="T15">yy15y</text:span></text:span></text:p>
      <text:p text:style-name="Text_20_body"/>
      <text:p text:style-name="Text_20_body"/>
      <text:p text:style-name="Text_20_body"><text:soft-page-break/>-----------------------------------</text:p>
      <text:h text:style-name="Heading_20_2" text:outline-level="2">Ekzempla teksto</text:h>
      <text:p text:style-name="P4"/>
      <text:p text:style-name="P5"><text:span text:style-name="T1">c“ -lg_   </text:span><text:span text:style-name="T4">jes</text:span></text:p>
      <text:p text:style-name="P1"><text:span text:style-name="T1">cr]6\g' -;=lqm_      </text:span><text:span text:style-name="T4">pusxi, premegi XXXXXXXX</text:span></text:p>
      <text:p text:style-name="P1"><text:span text:style-name="T1">c“h'nL÷c~hln -gf_ </text:span><text:span text:style-name="T2"> </text:span><text:span text:style-name="T5">dumanpreno</text:span></text:p>
      <text:p text:style-name="P6"><text:span text:style-name="T1">c“Wo./f]] -lj_  </text:span><text:span text:style-name="T8">malluma</text:span></text:p>
      <text:p text:style-name="P2"><text:span text:style-name="T1">c“x “-lg_  </text:span><text:span text:style-name="T8">ne </text:span></text:p>
      <text:h text:style-name="Heading_20_1" text:outline-level="1"><text:span text:style-name="T1">c+z÷c+; </text:span><text:span text:style-name="T3"> </text:span><text:span text:style-name="T6">parto</text:span><text:span text:style-name="T4">, membro</text:span></text:h>
      <text:h text:style-name="Heading_20_2" text:outline-level="2"><text:span text:style-name="T1">c+zjG8 -gf_ </text:span><text:span text:style-name="T4">divido de posedajxoj al hereduloj</text:span></text:h>
      <text:h text:style-name="Heading_20_3" text:outline-level="3"><text:span text:style-name="T9">cs8 </text:span><text:span text:style-name="T10">-gf_</text:span><text:span text:style-name="T1"> </text:span><text:span text:style-name="T11">kontrauxstaro</text:span><text:span text:style-name="T4">,obstino</text:span></text:h>
      <text:p text:style-name="Text_5f_20_5f_body"><text:span text:style-name="NepaliTegnTypografi">csdsfpg' -c=lqm_</text:span> heziti, embarasigxi</text:p>
      <text:p text:style-name="Text_5f_20_5f_body"><text:span text:style-name="NepaliTegnTypografi">cs/0f  </text:span><text:span text:style-name="NepaliTegnTypografi"><text:span text:style-name="T12">-gf_</text:span></text:span><text:span text:style-name="NepaliTegnTypografi">  negacio </text:span></text:p>
      <text:p text:style-name="List_20_2_20_Start">cs:dft\ -lqm=lj_  s<text:span text:style-name="T12">ub</text:span>ite </text:p>
      <text:p text:style-name="P1"><text:span text:style-name="T1">csfn -gf_ </text:span><text:span text:style-name="T4">sekego, senpluveco</text:span></text:p>
      <text:p text:style-name="P1"><text:span text:style-name="T1">cSsn</text:span> <text:span text:style-name="T1">-gf_</text:span> <text:span text:style-name="T13"> </text:span><text:span text:style-name="T7">lerteco</text:span><text:span text:style-name="T4"> </text:span></text:p>
      <text:p text:style-name="P9">:yfoL -lj_  konstanta</text:p>
      <text:p text:style-name="List_20_2_20_Start">l:ytL -gf_ <text:span text:style-name="T22">situacxio</text:span></text:p>
      <text:p text:style-name="P1"><text:span text:style-name="T1">l:y/  </text:span><text:span text:style-name="T4">senmova</text:span></text:p>
      <text:p text:style-name="P1"><text:span text:style-name="T1">:gfts -gf_ </text:span><text:span text:style-name="T4">diplom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Kantipur1" svg:font-family="Kantipur"/>
    <style:font-face style:name="Palatino1" svg:font-family="Palatino"/>
    <style:font-face style:name="Palatino" svg:font-family="Palatino" style:font-family-generic="roman"/>
    <style:font-face style:name="Arial1" svg:font-family="Arial" style:font-family-generic="swiss"/>
    <style:font-face style:name="Arial Narrow" svg:font-family="'Arial Narrow'" style:font-family-generic="swiss"/>
    <style:font-face style:name="Helvetica" svg:font-family="Helvetica" style:font-family-generic="swiss"/>
    <style:font-face style:name="Lucidasans" svg:font-family="Lucidasans" style:font-family-generic="swiss"/>
    <style:font-face style:name="AlArabiya" svg:font-family="AlArabiya" style:font-pitch="variable"/>
    <style:font-face style:name="HG Mincho Light J" svg:font-family="'HG Mincho Light J', msmincho" style:font-pitch="variable"/>
    <style:font-face style:name="Himalb" svg:font-family="Himalb" style:font-pitch="variable"/>
    <style:font-face style:name="Himalb1" svg:font-family="Himalb" style:font-adornments="Normal" style:font-pitch="variable"/>
    <style:font-face style:name="Kanchan1" svg:font-family="Kanchan" style:font-pitch="variable"/>
    <style:font-face style:name="Kanchan" svg:font-family="Kanchan" style:font-adornments="Normal" style:font-pitch="variable"/>
    <style:font-face style:name="Kantipur" svg:font-family="Kantipur" style:font-pitch="variable"/>
    <style:font-face style:name="Kantipur2" svg:font-family="Kantipur" style:font-adornments="Normal" style:font-pitch="variable"/>
    <style:font-face style:name="Nepali" svg:font-family="Nepali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font-size-asian="10.5pt" style:language-asian="zxx" style:country-asian="none" style:font-size-complex="12pt" style:language-complex="ne" style:country-complex="NP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lr-tb"/>
      <style:text-properties style:use-window-font-color="true" style:font-name="Palatino" fo:font-size="12pt" fo:language="eo" fo:country="none" style:font-name-asian="Palatino" style:font-size-asian="10.5pt" style:language-asian="zxx" style:country-asian="none" style:font-name-complex="Palatino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Palatino" fo:font-size="12pt" fo:language="eo" fo:country="none" style:font-name-asian="DejaVuSans" style:language-asian="zxx" style:country-asian="none" style:font-name-complex="Palatino" style:font-size-complex="12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Helvetic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Lucidasans"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1" fo:font-size="12pt" fo:font-style="italic" style:font-size-asian="12pt" style:font-style-asian="italic" style:font-name-complex="Kalimati" style:font-size-complex="12pt" style:font-style-complex="italic"/>
    </style:style>
    <style:style style:name="Index" style:family="paragraph" style:parent-style-name="Standard" style:class="index">
      <style:text-properties style:font-name="Helvetica" style:font-name-complex="Helvetica"/>
    </style:style>
    <style:style style:name="caption" style:family="paragraph" style:parent-style-name="Standard">
      <style:paragraph-properties fo:margin-top="0.212cm" fo:margin-bottom="0.212cm"/>
      <style:text-properties style:font-name="Palatino" fo:font-style="italic" style:font-name-complex="Kalimati" style:font-style-complex="italic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  <style:text-properties style:font-name="Kanchan" style:font-size-asian="10.5pt" style:font-name-complex="Himalb1" style:font-weight-complex="100"/>
    </style:style>
    <style:style style:name="Text_5f_20_5f_body" style:display-name="Text_20_body" style:family="paragraph" style:parent-style-name="List_20_2_20_Start"/>
    <style:style style:name="NepaliTegnTypografi" style:family="text">
      <style:text-properties style:font-name="Preeti" fo:font-size="14pt" fo:language="nb" fo:country="NO" style:font-size-asian="10.5pt" style:font-name-complex="Kantipur2" style:font-size-complex="24pt" style:language-complex="ta" style:country-complex="IN" style:font-weight-complex="100"/>
    </style:style>
    <style:style style:name="NepaliTegnTypografi2" style:family="text" style:parent-style-name="NepaliTegnTypografi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dc:creator>Jacob Nordfalk</dc:creator>
    <dc:date>2008-06-29T16:36:50</dc:date>
    <meta:editing-cycles>26</meta:editing-cycles>
    <meta:editing-duration>PT7H47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250" meta:character-count="1651"/>
  </office:meta>
</office:document-meta>
</file>